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68.6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lm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Zelkov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belice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belice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same parent, diff</text:span>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belicea cretica (Sibth. &amp; Sm.) Rafin.</text:p>
          </table:table-cell>
          <table:table-cell office:value-type="string" calcext:value-type="string">
            <text:p>(Sibth. &amp; Sm.) Rafi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1">Test for duplicate SYN-SYN (same parent, diff</text:span>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same parent, diff</text:span> authors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SYN-SYN (same parent, diff</text:span>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3:46:58.275472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3:58:47.222174831</dc:date>
    <meta:editing-duration>PT2H15M11S</meta:editing-duration>
    <meta:editing-cycles>22</meta:editing-cycles>
    <meta:generator>LibreOffice/6.0.7.3$Linux_X86_64 LibreOffice_project/00m0$Build-3</meta:generator>
    <meta:document-statistic meta:table-count="9" meta:cell-count="150" meta:object-count="0"/>
  </office:meta>
</office:document-meta>
</file>